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25-08-2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24-08-1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23-10-1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22-10-2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20-07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1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16-06-2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13-05-0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9-08-26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8-06-1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7-06-0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6-10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6-06-0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5-10-2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5-06-06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4-10-2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3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0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2000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840096290902</text:p>
          </table:table-cell>
          <table:table-cell office:value-type="string" calcext:value-type="string">
            <text:p>25N <text:s/>8E14ADBA2 (D-W2)</text:p>
          </table:table-cell>
          <table:table-cell office:value-type="string" calcext:value-type="string">
            <text:p>199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